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none" officeooo:rsid="0008e129" officeooo:paragraph-rsid="0008e129"/>
    </style:style>
    <style:style style:name="P12" style:family="paragraph" style:parent-style-name="Standard">
      <style:text-properties style:text-underline-style="none" officeooo:rsid="000a50b1" officeooo:paragraph-rsid="000a50b1"/>
    </style:style>
    <style:style style:name="P13" style:family="paragraph" style:parent-style-name="Standard">
      <style:text-properties style:text-underline-style="none" officeooo:rsid="000b597d" officeooo:paragraph-rsid="000b597d"/>
    </style:style>
    <style:style style:name="P14" style:family="paragraph" style:parent-style-name="Standard">
      <style:text-properties style:text-underline-style="none" officeooo:rsid="000c49a3" officeooo:paragraph-rsid="000c49a3"/>
    </style:style>
    <style:style style:name="P15" style:family="paragraph" style:parent-style-name="Standard">
      <style:text-properties style:text-underline-style="none" officeooo:rsid="000c4bdb" officeooo:paragraph-rsid="000c4bdb"/>
    </style:style>
    <style:style style:name="P16" style:family="paragraph" style:parent-style-name="Standard">
      <style:text-properties style:text-underline-style="none" officeooo:rsid="000d0eb1" officeooo:paragraph-rsid="000d0eb1"/>
    </style:style>
    <style:style style:name="P17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officeooo:rsid="00133d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1">Remember that</text:p>
      <text:p text:style-name="P11"/>
      <text:p text:style-name="P11">==&gt; ~ (means home)</text:p>
      <text:p text:style-name="P12">==&gt; most paths we will use are relative past (relative to your current directory)</text:p>
      <text:p text:style-name="P12"/>
      <text:p text:style-name="P3">Root</text:p>
      <text:p text:style-name="P13">-highest directory</text:p>
      <text:p text:style-name="P12">-<text:span text:style-name="T1">All supervisor command</text:span></text:p>
      <text:p text:style-name="P12"/>
      <text:p text:style-name="P12"/>
      <text:p text:style-name="P4">Commands for navigation</text:p>
      <text:p text:style-name="P4"/>
      <text:p text:style-name="P14">-ls</text:p>
      <text:p text:style-name="P14">-cd</text:p>
      <text:p text:style-name="P14">-pwd </text:p>
      <text:p text:style-name="P14">-cat</text:p>
      <text:p text:style-name="P14"/>
      <text:p text:style-name="P14"/>
      <text:p text:style-name="P4">File paths</text:p>
      <text:p text:style-name="P4"/>
      <text:p text:style-name="P14">-Relative</text:p>
      <text:p text:style-name="P14">-Absolute</text:p>
      <text:p text:style-name="P14"/>
      <text:p text:style-name="P14"/>
      <text:p text:style-name="P5">Webshell file demo <text:span text:style-name="T2">manipulation</text:span></text:p>
      <text:p text:style-name="P5"/>
      <text:p text:style-name="P15"/>
      <text:p text:style-name="P6">Commands for files</text:p>
      <text:p text:style-name="P16">-cp --&gt; copy file</text:p>
      <text:p text:style-name="P16">-nano --&gt; edit file</text:p>
      <text:p text:style-name="P16">-rm --&gt; remove</text:p>
      <text:p text:style-name="P16">-mkdir --&gt; make directory</text:p>
      <text:p text:style-name="P16">-rmdir --&gt;remove directory</text:p>
      <text:p text:style-name="P16">- mv --&gt; rename or move</text:p>
      <text:p text:style-name="P16">-touch --&gt; make empty files</text:p>
      <text:p text:style-name="P16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18">- Read (r), write (w), execute (x)</text:p>
      <text:p text:style-name="P18"/>
      <text:p text:style-name="P18"/>
      <text:p text:style-name="P18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18"/>
      <text:p text:style-name="P7"/>
      <text:p text:style-name="P19">File permissions are sectioned off to users, groups, and others <text:span text:style-name="T4">the last line shows that no one has any permissions to do anything to said file</text:span></text:p>
      <text:p text:style-name="P17"/>
      <text:p text:style-name="P9">Miscellaneous commands</text:p>
      <text:p text:style-name="P9"/>
      <text:p text:style-name="P20">- man</text:p>
      <text:p text:style-name="P20">- echo</text:p>
      <text:p text:style-name="P20">- wget</text:p>
      <text:p text:style-name="P20">- unzip</text:p>
      <text:p text:style-name="P20">- chmod</text:p>
      <text:p text:style-name="P20">-./script.sh</text:p>
      <text:p text:style-name="P20">- python3</text:p>
      <text:p text:style-name="P20">- exit</text:p>
      <text:p text:style-name="P20"/>
      <text:p text:style-name="P20"/>
      <text:p text:style-name="P21">problem set</text:p>
      <text:p text:style-name="P21">- Nice netcat</text:p>
      <text:p text:style-name="P21">-tab, tab attack</text:p>
      <text:p text:style-name="P21">-python wrangling</text:p>
      <text:p text:style-name="P21">-magikarp ground mission</text:p>
      <text:p text:style-name="P20"/>
      <text:p text:style-name="P20"/>
      <text:p text:style-name="P20"/>
      <text:p text:style-name="P20"/>
      <text:p text:style-name="P20"><text:soft-page-break/></text:p>
      <text:p text:style-name="P10">Powertools of the shell</text:p>
      <text:p text:style-name="P10"/>
      <text:p text:style-name="P22">- less --&gt; can take any input and divide up into pages where it can be easily scroll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3T08:30:48.868650230</dc:date>
    <meta:editing-duration>P2DT16H18M55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3" meta:paragraph-count="47" meta:word-count="187" meta:character-count="984" meta:non-whitespace-character-count="849"/>
  </office:meta>
</office:document-meta>
</file>